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Book" style:font-family-generic="swiss" style:font-pitch="fixed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Noto Sans CJK JP" svg:font-family="'Noto Sans CJK JP'" style:font-adornments="Regular" style:font-family-generic="swiss" style:font-pitch="variable"/>
    <style:font-face style:name="Noto Serif CJK JP" svg:font-family="'Noto Serif CJK JP'" style:font-adornments="Regular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aption">
      <style:text-properties officeooo:rsid="0013d38a" officeooo:paragraph-rsid="0021eb1e"/>
    </style:style>
    <style:style style:name="P2" style:family="paragraph" style:parent-style-name="Text_20_body">
      <style:text-properties officeooo:paragraph-rsid="0015be02"/>
    </style:style>
    <style:style style:name="P3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Marginalia">
      <style:text-properties officeooo:paragraph-rsid="0021eb1e"/>
    </style:style>
    <style:style style:name="P5" style:family="paragraph" style:parent-style-name="Text_20_body">
      <style:text-properties officeooo:paragraph-rsid="0021eb1e"/>
    </style:style>
    <style:style style:name="P6" style:family="paragraph" style:parent-style-name="TextHiLite">
      <style:text-properties officeooo:paragraph-rsid="0021eb1e"/>
    </style:style>
    <style:style style:name="P7" style:family="paragraph" style:parent-style-name="TextInfo">
      <style:text-properties officeooo:paragraph-rsid="0021eb1e"/>
    </style:style>
    <style:style style:name="P8" style:family="paragraph" style:parent-style-name="TextTable">
      <style:text-properties officeooo:paragraph-rsid="0021eb1e"/>
    </style:style>
    <style:style style:name="P9" style:family="paragraph" style:parent-style-name="Text_20_body">
      <style:text-properties style:font-name="DejaVu Serif1" officeooo:paragraph-rsid="0015be02" style:font-name-asian="DejaVu Serif1" style:font-name-complex="DejaVu Serif1"/>
    </style:style>
    <style:style style:name="P10" style:family="paragraph" style:parent-style-name="Text_20_body">
      <style:text-properties style:font-name="DejaVu Serif1" officeooo:paragraph-rsid="0021eb1e" style:font-name-asian="DejaVu Serif1" style:font-name-complex="DejaVu Serif1"/>
    </style:style>
    <style:style style:name="P11" style:family="paragraph" style:parent-style-name="Heading_20_2">
      <style:text-properties officeooo:paragraph-rsid="00243e3c"/>
    </style:style>
    <style:style style:name="P12" style:family="paragraph" style:parent-style-name="Marginalia">
      <style:text-properties officeooo:paragraph-rsid="0027f9eb"/>
    </style:style>
    <style:style style:name="P13" style:family="paragraph" style:parent-style-name="Text_20_body">
      <style:text-properties officeooo:paragraph-rsid="0015be02"/>
    </style:style>
    <style:style style:name="P14" style:family="paragraph" style:parent-style-name="Text_20_body">
      <style:text-properties officeooo:rsid="000dd67e" officeooo:paragraph-rsid="0015be02"/>
    </style:style>
    <style:style style:name="P15" style:family="paragraph" style:parent-style-name="Text_20_body">
      <style:text-properties officeooo:paragraph-rsid="00243e3c"/>
    </style:style>
    <style:style style:name="P16" style:family="paragraph" style:parent-style-name="Text_20_body">
      <style:text-properties officeooo:paragraph-rsid="0027f9eb"/>
    </style:style>
    <style:style style:name="T1" style:family="text">
      <style:text-properties officeooo:rsid="001319b2"/>
    </style:style>
    <style:style style:name="T2" style:family="text">
      <style:text-properties officeooo:rsid="001a29ba"/>
    </style:style>
    <style:style style:name="T3" style:family="text">
      <style:text-properties officeooo:rsid="001edc6f"/>
    </style:style>
    <style:style style:name="T4" style:family="text">
      <style:text-properties fo:font-size="24pt" officeooo:rsid="001a29ba" style:font-size-asian="24pt" style:font-size-complex="24pt"/>
    </style:style>
    <style:style style:name="T5" style:family="text">
      <style:text-properties officeooo:rsid="0025f756"/>
    </style:style>
    <style:style style:name="T6" style:family="text">
      <style:text-properties officeooo:rsid="0027e1ab"/>
    </style:style>
    <style:style style:name="T7" style:family="text">
      <style:text-properties officeooo:rsid="0027f9eb"/>
    </style:style>
    <style:style style:name="T8" style:family="text">
      <style:text-properties style:font-name="DejaVu Serif1" fo:font-size="11pt" officeooo:rsid="0027f9eb" style:font-name-asian="Noto Sans CJK JP" style:font-size-asian="11pt"/>
    </style:style>
    <style:style style:name="T9" style:family="text">
      <style:text-properties officeooo:rsid="002957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Marginalia">Higuchi-Ichiyou---Koto-no-oto--<text:span text:style-name="T6">trad</text:span></text:p>
      <text:p text:style-name="P3">.<text:line-break/>..<text:line-break/>...<text:line-break/><text:span text:style-name="T4">琴の音</text:span><text:span text:style-name="T2"><text:line-break/>...</text:span>.<text:line-break/>....<text:line-break/><text:span text:style-name="T3">樋口一葉<text:line-break/>...</text:span><text:line-break/>..<text:line-break/>.</text:p>
      <text:p text:style-name="P2"/>
      <text:p text:style-name="P2"><text:a xlink:type="simple" xlink:href="https://aozorashoin.com/title/56009" text:style-name="Internet_20_link" text:visited-style-name="Visited_20_Internet_20_Link">https://aozorashoin.com/title/56009</text:a></text:p>
      <text:p text:style-name="P2">樋口一葉</text:p>
      <text:p text:style-name="P2">文學界　第十二號</text:p>
      <text:p text:style-name="P15">初出：「文學界　第十二號」文學界雜誌社</text:p>
      <text:p text:style-name="P15">1893（明治26）年12月30日発行</text:p>
      <text:p text:style-name="Marginalia">*あらすじ</text:p>
      <text:p text:style-name="Marginalia">*捨てられた子供、金吾は、荒んだ世の中で生きてきました。母親は幼い頃に家を出、父親は次第に冷酷になり、金吾は行き場を失い、孤独と貧困に苦しんでいます。生きる希望を失いかけた金吾ですが、ある夜、森江しづと呼ぶ女性の琴の音に心惹かれます。その音色に、金吾の心に変化が訪れ始めるのです。</text:p>
      <text:h text:style-name="Heading_20_1" text:outline-level="1">琴の音</text:h>
      <text:p text:style-name="P2">目次</text:p>
      <text:h text:style-name="P11" text:outline-level="2">上</text:h>
      <text:p text:style-name="P12">please translate to french this text by Higuchi Ichiyô</text:p>
      <text:p text:style-name="P16">空に月日のかはる光りなく、春さく花のゝどけさは浮世萬人おなじかるべきを、梢のあらし此處にばかり騷ぐか、あはれ罪なき身ひとつを枝葉ちりちりの不運に、むごや十四年が春秋を雨にうたれ風にふかれ、わづかに殘る玉の緒の我れとくやしき境界にたゞよふ子あり。</text:p>
      <text:p text:style-name="P16"><text:span text:style-name="T7">Dans le ciel, l</text:span>a lumière du soleil et de la lune <text:span text:style-name="T7">est la m</text:span><text:span text:style-name="T8">ême</text:span>, et la douceur des fleurs printanières devrai<text:span text:style-name="T7">en</text:span>t être la même pour tous en ce monde éphémère, pourquoi la tempête ne s’agite-t-elle qu’ici, dans ces branches ? <text:span text:style-name="T7">Q</text:span>uelle cruauté qu’un être innocent, seul, soit emporté dans le malheur comme des feuilles et des pétales dispersés ! Un enfant, à peine quatorze printemps et automnes passés sous la pluie et le vent, erre maintenant à la limite douloureuse de la vie, fragile comme un fil de perles brisé.</text:p>
      <text:p text:style-name="P2">母は此子が四つの歳、みづから家を出でゝ我れ一人苦をのがれんとにもあらねど、かたむきゆく家運のかへし難きを知る實家の親々が、斯く甲斐性なき男に一生をまかせて、涙のうちに送らせん事いとほし、乳房の別れの愁らしとても、子は只一人なるぞかしと、分別らしき異見を女子ごゝろの淺ましき耳にさゝやかれて、良人には心の殘るべきやうもあらざりしかど、我が子の可愛きに引かれては、此子の親なる人をかゝる中に捨てゝ、我が立さらん後はと、流石に血をはく思ひもありしが、親々の意見は漸く義理の樣にからまりて、弱き心のをしきらんに難く、霜ばしら今たふれぬべきを知りつゝ、家も此子も、此子の親をも捨てゝ出でぬ。</text:p>
      <text:p text:style-name="P2">Sa mère avait quitté la maison alors que l’enfant n’avait que quatre ans. Non qu’elle cherchât à fuir seule la souffrance, mais les parents de sa famille, voyant l’inéluctable déclin de leur foyer, ne purent supporter l’idée de confier toute une vie à un homme aussi incapable. Même si la douleur <text:soft-page-break/>de se séparer de son enfant lui déchirait le cœur, on lui murmura à l’oreille, avec une logique cruelle pour une femme au cœur tendre : « Après tout, tu n’as qu’un seul <text:span text:style-name="T9">enfant</text:span>. » <text:span text:style-name="T7">E</text:span>lle n’<text:span text:style-name="T7">avait</text:span> plus aucun attachement envers son mari, <text:span text:style-name="T7">mais </text:span>l’amour qu’elle portait à son enfant la retenait. « Si j’abandonne celui qui est le père de cet enfant, <text:span text:style-name="T7">si</text:span> je m’en vais ainsi, qu’adviendra-t-il d<text:span text:style-name="T7">e lui</text:span> ? » Cette pensée lui déchirait l’âme. Mais les arguments de ses parents, peu à peu, l’enveloppèrent comme une obligation morale, et son cœur faible ne put résister. Elle savait qu’e<text:span text:style-name="T9">lle pouvait</text:span> s’effondrer <text:span text:style-name="T9">comme une colonne</text:span> de givre, et pourtant, elle quitta la maison, abandonnant et l’enfant, et son père.</text:p>
      <text:p text:style-name="P2">父は一人ゆきたることもあり、此子を抱きて行きたることもあり、これを突きつけて戻りたることもあり、我れは此まゝ朽はてぬとも、せめては此子を世に出したきに、いかにもして今一たび戻りくれよ、長くとには非ず今五年がほど、これに物ごゝろのつきぬべきまでと、頼みつすかしつ歎げきけるが、さりとも子故に闇なるは母親の常ぞ、やがては戀しさに堪えがたく、我れと佗して歸りぬべきものをと覺束なきを頼みて、十五日は如何に、二十日は如何に、今日こそは明日こそはと待つ日空しく過ぎて、はては尋ね行きたりとて、面を合はする事もなく、乳母にや出けん、人の妻にや成りけん、百年の契りは誠に空しくなりぬ。</text:p>
      <text:p text:style-name="P2">斯くて半年を經たりし後は、父もむかしの父に非ずなりぬ、見かぎりて出にし妻を、あはれ賢こしと世の人ほめものにして、打すてられし親子の身に哀れをかくる人は少なかりき、夫れも道理、胸にたゝまるもや／＼の雲の、しばし晴るゝはこれぞとばかり、飮むほどに醉ふほどに、人の本性はいよいよ暗くなりて、つのりゆく我意の何處にか容れらるべき、其年の師走には親子が身二つを包むものも無く、ましてや雨露をしのがん軒もなく成りぬ、されども父の有けるほどは、頼む大樹のかげと仰ぎて、よしや木ちんの宿に蒲團はうすくとも、温かき情の身にしみし事もありしを、夫すら十歳と指をるほどもなく、一とせ何やらの祝ひに或る富豪の、かゞみを※［＃「抜」の「友」に代えて「丿／友」、U+39DE、13-上-7］いていざと並べし振舞の酒を、うまし天の美祿、これを※(「琴」の「今」に代えて「木」、第4水準2-80-80)りに我れも極樂へと心にや定めけん、飢へたる腹にし<text:soft-page-break/>たゝかものして、歸るや御濠の松の下かげ、世にあさましき終りを爲しける後は、來よかし此處へ、我れ拾ひあげて人にせんと招くもなければ、我れから願ひて人に成らん望みもなく、はじめは浮世に父母ある人うらやましく、我れも一人は母ありけり、今は何處に如何なることをしてと、そゞろに戀しきこともありしが、父が終りの悲しきを見るにも、我が渡邊の家の末をおもふにも、母が處業は惡魔に似たりとさへ恨まれける。</text:p>
      <text:p text:style-name="P2">父は無きか、母は如何にと問はるゝ毎に、袖のぬれしは昔しなりけり、浮世に情なく人の心に誠なきものと思ひさだめてよりは、生中あはれをかくる人も、我れを嘲けるやうに覺えて面にくし、いでや、つらからば一筋につらかれ、とてもかくても憂身のはてはとねぢけゆく心に、神も佛も敵とおもへば、恨みは誰れに訴へん、漸々尋常ならぬ道に尋常ならぬ思ひを馳せけり。</text:p>
      <text:p text:style-name="P2">おどろに亂れし髮のひまより、人を射るやうなる眼のきらきらと光るほかは、垢にまみれし面かげの、何處にはいかならん好き處ありとも、凡人の目に好しと見ゆべきかは、恐ろしく氣味惡く油斷ならぬ小僧と指さゝるゝはては、警察にさへ睨まれて、此處の祭禮かしこの縁日、人山きづくが中に忌はしき疑を受けつ、口をしや剪兒よ盜人と萬人にわめかれし事もありき。</text:p>
      <text:p text:style-name="P2">人の眼はくもりたるものにて、耳は千里の外までも聞くか、あやまり傅へたる事は再度きえず、渡邊の金吾は誠の盜賊に成りぬ、やがては明治の何と肩がきのつくべきほど、おそろしがらるゝ身かへりて恐ろしく、此處を離れて知らぬ土地に走らんと思ひたる事もあり、恨みに堪えかねては死なばやと思ひたる事もあり、幾度水のおもてに臨みて、これを限りと眺めたる事もありしが、易きに似て難きものは死なりけり。</text:p>
      <text:p text:style-name="P2">捨てはてし身にも猶衣食のわづらひあれば、晝は※(「研のつくり」、第3水準1-84-17)處となくさまよひて何となく使はれ、夜は一處不住の宿りに、かくても夢は結びつゝ、日一日とたゞよひにたゞよひて、過しゆくほどに、脊たけと共にのびゆくは、ねじけたる心なるべし。</text:p>
      <text:p text:style-name="P2">下</text:p>
      <text:p text:style-name="P2"><text:soft-page-break/>御行の松に吹かぜ音さびて、根岸田甫に晩稻かりほす頃、あのあたりに森江しづと呼ぶ女あるじの家を、うさんらしき乞食小僧の目にかけつゝ、怪しげなる素振あるよし、婢女ども氣味わるがりて※(「口＋耳」、第3水準1-14-94)き合ひしが、門の扉の明くれに用心するまでもなく、垣に枝だれし柿の實ひとつ、事もなくして一月あまりも過ぎぬるに、何時となく忘れて噂も出ず成しが、主の女が敏き耳には、少しあやしと聞かるゝ事あり、秋雨しと／＼と降りて物あはれなる夜、ともし火のもとに獨り手馴れの琴を友として、あはれに淋しき調べを弄びつゝ、上野の森に聞えいづる鐘の、さりとは更けぬるかなと、さしおきて聞けば、軒ばを傳ふ雨しだりのほかに、梢をゆする秋風の外に、物のけはいの聞ゆる樣なること度かさなりぬ。</text:p>
      <text:p text:style-name="P2">軒ばに高き一もと松、誰れに操の獨栖ぞと問はゞ、斯道にと答へんつま琴の優しき音色に一身を投げ入れて、思ひをひそめしは幾とせか取る年は十九、姿は風にもたへぬ柳の糸の、細々と弱げなれども、爪箱とりて居ずまゐを改たむる時は、塵のうきよの紛雜も何ぞ、松風かよふ糸の上には、山姫きたりて手やそふらん、夢も現も此うちにとほゝ笑みて、雨にも風にも、はたゝめく雷電にも、悠然として餘念なし。</text:p>
      <text:p text:style-name="P2">頃は神無月はつ霜この頃ぞ降りて、紅葉の上に照る月の、誰が砥にかけて磨きいだしけん、老女が化粧のたとへは凄し、天下一面くもりなき影の、照らすらん大厦も高樓も、破屋の板間の犬の臥床も、さては埋もれ水人に捨てられて、蘆のかれ葉に霜のみ冴ゆる古宅の池も、筧のおとなひ心細き山した庵も、田のもの案山子も小溝の流れも、須磨も明石も松島も、ひとつ光りのうちに包みて、清きは清きにしたがひ、濁れるは濁れるまに／＼、八面玲瓏一點無私のおもかげに添ひて、澄のぼる琴のね何處までゆくらん、うつくしく面白く、清く尊く、さながら天上の樂にも似たりけり。</text:p>
      <text:p text:style-name="P2">お靜が琴のねは此月此日うき世に人一人生みぬ、春秋十四年雨つゆに打たれて、ねぢけゆく心は巖のやうにかたく、射る矢も此處にたちがたき身の、果は臭骸を野山にさらして、父が末路の哀れやまなぶらん、さらずば惡名を路傍につたへて、腰に鎖のあさましき世や送るらん、さても心の奧にひそまりし優しさは、三更月下の琴聲に和して、<text:soft-page-break/>こぼれ初めぬる涙、露の玉か、玉ならば趙氏が城のいくつにも替へがたし、戀か情か、其人の姿をも知らざりき、わづかに洩れ出る柴がきごしの聲に、うれしといふ事も覺えぬ、恥かしさも知りぬ、かねては惡魔と恨らみたる母の懷かしさゝへ身にしみて、金吾は今さら此世のすて難きを知りぬ、月はいよ／＼冴ゆる夜の垣の菊の香たもとに滿ちて、吹くや夜あらし心の雲を拂らへば、又かきたつる琴のねの、あはれ百年の友とや成るらん、百年の悶へをや殘すらん、金吾はこれより百花爛※(「火＋曼」、第4水準2-80-1)の世にいでぬ</text:p>
      <text:p text:style-name="P2">了</text:p>
      <text:h text:style-name="Heading_20_1" text:outline-level="1">§***</text:h>
      <text:p text:style-name="P2">底本：「文學界　第十二號」文學界雜誌社</text:p>
      <text:p text:style-name="P2">1893（明治26）年12月30日発行</text:p>
      <text:p text:style-name="P2">初出：「文學界　第十二號」文學界雜誌社</text:p>
      <text:p text:style-name="P2">1893（明治26）年12月30日発行</text:p>
      <text:p text:style-name="P2">※底本掲載時の署名は、「一葉」です。</text:p>
      <text:p text:style-name="P2">※変体仮名は、通常の仮名で入力しました。</text:p>
      <text:p text:style-name="P2">入力：万波通彦</text:p>
      <text:p text:style-name="P2">校正：Juki</text:p>
      <text:p text:style-name="P2">2013年11月8日作成</text:p>
      <text:p text:style-name="P2">2013年12月23日修正</text:p>
      <text:p text:style-name="P2">青空文庫作成ファイル：</text:p>
      <text:p text:style-name="P2">このファイルは、インターネットの図書館、青空文庫（http://www.aozora.gr.jp/）で作られました。入力、校正、制作にあたったのは、ボランティアの皆さんです。</text:p>
      <text:p text:style-name="P2">© 青空書院</text:p>
      <text:p text:style-name="P2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Book" style:font-family-generic="swiss" style:font-pitch="fixed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Noto Sans CJK JP" svg:font-family="'Noto Sans CJK JP'" style:font-adornments="Regular" style:font-family-generic="swiss" style:font-pitch="variable"/>
    <style:font-face style:name="Noto Serif CJK JP" svg:font-family="'Noto Serif CJK JP'" style:font-adornments="Regular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.61cm" fo:margin-right="0.61cm" fo:margin-top="0.101cm" fo:margin-bottom="0cm" style:contextual-spacing="false" fo:text-align="justify" style:justify-single-word="false" fo:text-indent="0.61cm" style:auto-text-indent="false" style:page-number="auto" fo:background-color="transparent"/>
      <style:text-properties style:font-name="DejaVu Serif1" fo:font-family="'DejaVu Serif'" style:font-style-name="Book" style:font-family-generic="roman" style:font-pitch="variable" fo:font-size="11pt" style:font-name-asian="Noto Sans CJK JP" style:font-family-asian="'Noto Sans CJK JP'" style:font-style-name-asian="Regular" style:font-family-generic-asian="swiss" style:font-pitch-asian="variable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style:font-name="DejaVu Serif1" fo:font-family="'DejaVu Serif'" style:font-style-name="Book" style:font-family-generic="roman" style:font-pitch="variable" fo:font-size="14pt" style:font-name-asian="Noto Sans CJK JP" style:font-family-asian="'Noto Sans CJK JP'" style:font-style-name-asian="Regular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cm" fo:margin-bottom="0.101cm" style:contextual-spacing="false" style:page-number="auto" fo:padding="0.051cm" fo:border="none"/>
      <style:text-properties style:font-name="DejaVu Serif1" fo:font-family="'DejaVu Serif'" style:font-style-name="Book" style:font-family-generic="roman" style:font-pitch="variable"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left="0.199cm" fo:margin-right="0cm" fo:margin-top="0.4cm" fo:margin-bottom="0.101cm" style:contextual-spacing="false" fo:text-indent="0cm" style:auto-text-indent="false" fo:background-color="transparent"/>
      <style:text-properties style:font-name="DejaVu Sans" fo:font-family="'DejaVu Sans'" style:font-style-name="Book" style:font-family-generic="swiss" style:font-pitch="variable" fo:font-size="11pt" fo:font-style="normal" fo:font-weight="normal" fo:background-color="#e6e6e6" style:font-size-asian="11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4cm" fo:margin-right="0cm" fo:margin-top="0.101cm" fo:margin-bottom="0.101cm" style:contextual-spacing="false" fo:text-indent="0cm" style:auto-text-indent="false" fo:background-color="transparent" style:shadow="none"/>
      <style:text-properties style:font-name="DejaVu Sans Mono" fo:font-family="'DejaVu Sans Mono'" style:font-style-name="Book" style:font-family-generic="modern" style:font-pitch="fixed" fo:font-size="11pt" fo:font-style="normal" fo:font-weight="normal" fo:background-color="#e6e6e6" style:font-name-asian="Noto Serif CJK JP" style:font-family-asian="'Noto Serif CJK JP'" style:font-style-name-asian="Regular" style:font-family-generic-asian="roman" style:font-pitch-asian="variable" style:font-size-asian="14pt" style:font-style-asian="normal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6cm" fo:margin-right="0cm" fo:margin-top="0.101cm" fo:margin-bottom="0.101cm" style:contextual-spacing="false" fo:text-indent="0cm" style:auto-text-indent="false"/>
      <style:text-properties style:font-name="DejaVu Serif2" fo:font-family="'DejaVu Serif'" style:font-style-name="Italic" style:font-family-generic="roman" style:font-pitch="variable" fo:font-size="11pt" fo:font-style="normal" fo:font-weight="normal" style:font-size-asian="14pt" style:font-weight-asian="normal" style:font-size-complex="85%" style:font-weight-complex="bold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left="0.801cm" fo:margin-right="0cm" fo:margin-top="0cm" fo:margin-bottom="0cm" style:contextual-spacing="false" fo:text-indent="0cm" style:auto-text-indent="false"/>
      <style:text-properties style:font-name="DejaVu Serif2" fo:font-family="'DejaVu Serif'" style:font-style-name="Italic" style:font-family-generic="roman" style:font-pitch="variable" fo:font-size="11pt" fo:font-style="italic" fo:font-weight="normal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0.6cm" fo:margin-right="0.6cm" fo:margin-top="0.101cm" fo:margin-bottom="0cm" style:contextual-spacing="true" fo:text-align="justify" style:justify-single-word="false" fo:text-indent="0cm" style:auto-text-indent="false" style:shadow="none"/>
      <style:text-properties fo:color="#800000" loext:opacity="100%" fo:font-size="10pt" fo:font-style="normal" style:font-size-asian="10pt"/>
    </style:style>
    <style:style style:name="TextHiLite" style:family="paragraph" style:parent-style-name="Text_20_body" style:next-style-name="Text_20_body" style:class="text">
      <style:paragraph-properties fo:margin-left="1cm" fo:margin-right="0cm" fo:margin-top="0cm" fo:margin-bottom="0cm" style:contextual-spacing="false" fo:text-indent="0cm" style:auto-text-indent="false"/>
      <style:text-properties fo:font-size="14pt" style:font-size-asian="14pt"/>
    </style:style>
    <style:style style:name="TextTable" style:family="paragraph" style:parent-style-name="Text_20_body" style:next-style-name="Text_20_body" style:class="text">
      <style:paragraph-properties fo:margin-left="0.6cm" fo:margin-right="0.6cm" fo:margin-top="0cm" fo:margin-bottom="0cm" style:contextual-spacing="false" fo:text-align="start" style:justify-single-word="false" fo:text-indent="0cm" style:auto-text-indent="false" fo:padding="0cm" fo:border="none" style:shadow="none"/>
      <style:text-properties fo:color="#000080" loext:opacity="100%" style:font-name="DejaVu Sans" fo:font-family="'DejaVu Sans'" style:font-style-name="Book" style:font-family-generic="swiss" style:font-pitch="variable" fo:font-size="10pt"/>
    </style:style>
    <style:style style:name="TextInfo" style:family="paragraph" style:parent-style-name="TextTable" style:next-style-name="Text_20_body" style:class="text">
      <style:paragraph-properties fo:margin-left="0.6cm" fo:margin-right="0.6cm" fo:margin-top="0cm" fo:margin-bottom="0cm" style:contextual-spacing="false" fo:text-align="start" style:justify-single-word="false" fo:text-indent="0cm" style:auto-text-indent="false" fo:padding="0.15cm" fo:border-left="0.99pt solid #800080" fo:border-right="none" fo:border-top="none" fo:border-bottom="none" style:shadow="none"/>
      <style:text-properties style:font-name="DejaVu Sans Mono1" fo:font-family="'DejaVu Sans Mono'" style:font-style-name="Book" style:font-family-generic="swiss" style:font-pitch="fixed" fo:font-size="11pt" fo:language="zxx" fo:country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TextSmall" style:family="paragraph" style:parent-style-name="Text_20_body">
      <style:paragraph-properties fo:text-align="start" style:justify-single-word="false" style:shadow="none"/>
      <style:text-properties fo:color="#000080" loext:opacity="100%" fo:font-size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4cm" style:contextual-spacing="false" fo:text-indent="0cm" style:auto-text-indent="false" style:page-number="auto" fo:break-before="page"/>
      <style:text-properties style:font-name="DejaVu Sans" fo:font-family="'DejaVu Sans'" style:font-style-name="Book" style:font-family-generic="swiss" style:font-pitch="variable" fo:font-size="14pt" fo:font-weight="normal" style:font-size-asian="14pt" style:font-weight-asian="normal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DejaVu Serif" fo:font-family="'DejaVu Serif'" style:font-style-name="Bold" style:font-family-generic="roman" style:font-pitch="variable" fo:font-size="12pt" fo:font-weight="normal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.6cm" fo:margin-right="0.6cm" fo:margin-top="0.4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ontents_20_2" style:display-name="Contents 2" style:family="paragraph" style:parent-style-name="Index" style:class="index">
      <style:paragraph-properties fo:margin-left="0.6cm" fo:margin-right="0.6cm" fo:margin-top="0.4cm" fo:margin-bottom="0cm" style:contextual-spacing="false" fo:text-indent="0cm" style:auto-text-indent="false" style:shadow="none">
        <style:tab-stops>
          <style:tab-stop style:position="17.503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ontents_20_3" style:display-name="Contents 3" style:family="paragraph" style:parent-style-name="Index" style:class="index">
      <style:paragraph-properties fo:margin-left="0.6cm" fo:margin-right="0.6cm" fo:margin-top="0.3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ontents_20_4" style:display-name="Contents 4" style:family="paragraph" style:parent-style-name="Index" style:class="index">
      <style:paragraph-properties fo:margin-left="1cm" fo:margin-right="0.6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aption" style:family="paragraph" style:parent-style-name="Standard" style:class="extra">
      <style:paragraph-properties fo:margin-left="0.6cm" fo:margin-right="0.6cm" fo:margin-top="0cm" fo:margin-bottom="0cm" style:contextual-spacing="false" fo:text-indent="0cm" style:auto-text-indent="false" text:number-lines="false" text:line-number="0"/>
      <style:text-properties fo:color="#383d3c" loext:opacity="100%" style:font-name="DejaVu Serif2" fo:font-family="'DejaVu Serif'" style:font-style-name="Italic" style:font-family-generic="roman" style:font-pitch="variable" fo:font-size="11pt" fo:font-style="normal" style:font-name-asian="Noto Serif CJK JP" style:font-family-asian="'Noto Serif CJK JP'" style:font-style-name-asian="Regular" style:font-family-generic-asian="roman" style:font-pitch-asian="variable" style:font-size-asian="11pt" style:font-style-asian="normal" style:font-size-complex="10pt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0.61cm" fo:margin-bottom="0.61cm" fo:margin-left="0.61cm" fo:margin-right="0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11T17:10:35.228814216</dc:date>
    <meta:editing-cycles>49</meta:editing-cycles>
    <meta:editing-duration>PT1H24M58S</meta:editing-duration>
    <meta:document-statistic meta:table-count="0" meta:image-count="0" meta:object-count="0" meta:page-count="7" meta:paragraph-count="43" meta:word-count="3793" meta:character-count="5264" meta:non-whitespace-character-count="4982"/>
    <meta:user-defined meta:name="Info 1"/>
    <meta:user-defined meta:name="Info 2"/>
    <meta:user-defined meta:name="Info 3"/>
    <meta:user-defined meta:name="Info 4"/>
  </office:meta>
</office:document-meta>
</file>